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12.46mm" svg:height="89.88mm" svg:x="12.79mm" svg:y="22.79mm">
            <draw:object draw:notify-on-update-of-ranges="Hoja1.H2:Hoja1.H6 Hoja1.I1:Hoja1.I1 Hoja1.I2:Hoja1.I6 Hoja1.J1:Hoja1.J1 Hoja1.J2:Hoja1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1 gen</text:p>
          </table:table-cell>
          <table:table-cell office:value-type="string" calcext:value-type="string">
            <text:p>2 gen</text:p>
          </table:table-cell>
          <table:table-cell office:value-type="string" calcext:value-type="string">
            <text:p>3 gen</text:p>
          </table:table-cell>
          <table:table-cell office:value-type="string" calcext:value-type="string">
            <text:p>4 gen</text:p>
          </table:table-cell>
          <table:table-cell office:value-type="string" calcext:value-type="string">
            <text:p>10 gen</text:p>
          </table:table-cell>
          <table:table-cell table:number-columns-repeated="2"/>
          <table:table-cell office:value-type="string" calcext:value-type="string">
            <text:p>Average Time</text:p>
          </table:table-cell>
          <table:table-cell office:value-type="string" calcext:value-type="string">
            <text:p>Average Score</text:p>
          </table:table-cell>
        </table:table-row>
        <table:table-row table:style-name="ro1">
          <table:table-cell office:value-type="string" calcext:value-type="string">
            <text:p>Average Time</text:p>
          </table:table-cell>
          <table:table-cell office:value-type="float" office:value="0.324481420382166" calcext:value-type="float">
            <text:p>0.324481420382166</text:p>
          </table:table-cell>
          <table:table-cell office:value-type="float" office:value="0.372924487261147" calcext:value-type="float">
            <text:p>0.372924487261147</text:p>
          </table:table-cell>
          <table:table-cell office:value-type="float" office:value="0.398121512738853" calcext:value-type="float">
            <text:p>0.398121512738853</text:p>
          </table:table-cell>
          <table:table-cell office:value-type="float" office:value="0.445607101910828" calcext:value-type="float">
            <text:p>0.445607101910828</text:p>
          </table:table-cell>
          <table:table-cell office:value-type="float" office:value="0.662909050955414" calcext:value-type="float">
            <text:p>0.662909050955414</text:p>
          </table:table-cell>
          <table:table-cell/>
          <table:table-cell office:value-type="string" calcext:value-type="string">
            <text:p>1 gen</text:p>
          </table:table-cell>
          <table:table-cell office:value-type="float" office:value="0.324481420382166" calcext:value-type="float">
            <text:p>0.324481420382166</text:p>
          </table:table-cell>
          <table:table-cell office:value-type="float" office:value="0.373486266978551" calcext:value-type="float">
            <text:p>0.373486266978551</text:p>
          </table:table-cell>
        </table:table-row>
        <table:table-row table:style-name="ro1">
          <table:table-cell office:value-type="string" calcext:value-type="string">
            <text:p>Average Score</text:p>
          </table:table-cell>
          <table:table-cell office:value-type="float" office:value="0.373486266978551" calcext:value-type="float">
            <text:p>0.373486266978551</text:p>
          </table:table-cell>
          <table:table-cell office:value-type="float" office:value="0.584163079248902" calcext:value-type="float">
            <text:p>0.584163079248902</text:p>
          </table:table-cell>
          <table:table-cell office:value-type="float" office:value="0.595217882737405" calcext:value-type="float">
            <text:p>0.595217882737405</text:p>
          </table:table-cell>
          <table:table-cell office:value-type="float" office:value="0.58904045195508" calcext:value-type="float">
            <text:p>0.58904045195508</text:p>
          </table:table-cell>
          <table:table-cell office:value-type="float" office:value="0.601723067881545" calcext:value-type="float">
            <text:p>0.601723067881545</text:p>
          </table:table-cell>
          <table:table-cell/>
          <table:table-cell office:value-type="string" calcext:value-type="string">
            <text:p>2 gen</text:p>
          </table:table-cell>
          <table:table-cell office:value-type="float" office:value="0.372924487261147" calcext:value-type="float">
            <text:p>0.372924487261147</text:p>
          </table:table-cell>
          <table:table-cell office:value-type="float" office:value="0.584163079248902" calcext:value-type="float">
            <text:p>0.58416307924890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3 gen</text:p>
          </table:table-cell>
          <table:table-cell office:value-type="float" office:value="0.398121512738853" calcext:value-type="float">
            <text:p>0.398121512738853</text:p>
          </table:table-cell>
          <table:table-cell office:value-type="float" office:value="0.595217882737405" calcext:value-type="float">
            <text:p>0.5952178827374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4 gen</text:p>
          </table:table-cell>
          <table:table-cell office:value-type="float" office:value="0.445607101910828" calcext:value-type="float">
            <text:p>0.445607101910828</text:p>
          </table:table-cell>
          <table:table-cell office:value-type="float" office:value="0.58904045195508" calcext:value-type="float">
            <text:p>0.589040451955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 gen</text:p>
          </table:table-cell>
          <table:table-cell office:value-type="float" office:value="0.662909050955414" calcext:value-type="float">
            <text:p>0.662909050955414</text:p>
          </table:table-cell>
          <table:table-cell office:value-type="float" office:value="0.601723067881545" calcext:value-type="float">
            <text:p>0.601723067881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3:17:35.193000000</meta:creation-date>
    <dc:date>2019-05-16T13:35:26.245000000</dc:date>
    <meta:editing-duration>PT5M41S</meta:editing-duration>
    <meta:editing-cycles>2</meta:editing-cycles>
    <meta:generator>LibreOffice/6.2.3.2$Windows_X86_64 LibreOffice_project/aecc05fe267cc68dde00352a451aa867b3b546ac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top" style:rotation-angle="45"/>
      <style:graphic-properties svg:stroke-width="0.08cm" svg:stroke-color="#666666" draw:fill-color="#666666" fo:wrap-option="wrap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47cm" svg:height="8.989cm" xlink:href=".." xlink:type="simple" chart:class="chart:scatter" chart:style-name="ch1">
        <chart:title svg:x="2.164cm" svg:y="0.315cm" chart:style-name="ch2">
          <text:p>Average Time vs. Average Score</text:p>
        </chart:title>
        <chart:plot-area chart:style-name="ch3" table:cell-range-address="Hoja1.H1:Hoja1.J6" chart:data-source-has-labels="both" svg:x="1.225cm" svg:y="1.299cm" svg:width="9.798cm" svg:height="6.54cm">
          <chartooo:coordinate-region svg:x="1.963cm" svg:y="1.501cm" svg:width="8.815cm" svg:height="5.685cm"/>
          <chart:axis chart:dimension="x" chart:name="primary-x" chart:style-name="ch4" chartooo:axis-type="auto">
            <chart:title svg:x="5.104cm" svg:y="8.018cm" chart:style-name="ch5">
              <text:p>Average Time</text:p>
            </chart:title>
            <chart:categories table:cell-range-address="Hoja1.H2:Hoja1.H6"/>
          </chart:axis>
          <chart:axis chart:dimension="y" chart:name="primary-y" chart:style-name="ch4">
            <chart:title svg:x="0.451cm" svg:y="5.663cm" chart:style-name="ch6">
              <text:p>Average Score</text:p>
            </chart:title>
            <chart:grid chart:style-name="ch7" chart:class="major"/>
          </chart:axis>
          <chart:series chart:style-name="ch8" chart:values-cell-range-address="Hoja1.J2:Hoja1.J6" chart:label-cell-address="Hoja1.J1:Hoja1.J1" chart:class="chart:scatter">
            <chart:domain table:cell-range-address="Hoja1.I2:Hoja1.I6"/>
            <chart:data-point chart:repeated="3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Average Score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gen</text:p>
                <draw:g>
                  <svg:desc>Hoja1.H2:Hoja1.H6</svg:desc>
                </draw:g>
              </table:table-cell>
              <table:table-cell office:value-type="float" office:value="0.324481420382166">
                <text:p>0.324481420382166</text:p>
                <draw:g>
                  <svg:desc>Hoja1.I2:Hoja1.I6</svg:desc>
                </draw:g>
              </table:table-cell>
              <table:table-cell office:value-type="float" office:value="0.373486266978551">
                <text:p>0.373486266978551</text:p>
                <draw:g>
                  <svg:desc>Hoja1.J2:Hoja1.J6</svg:desc>
                </draw:g>
              </table:table-cell>
            </table:table-row>
            <table:table-row>
              <table:table-cell office:value-type="string">
                <text:p>2 gen</text:p>
              </table:table-cell>
              <table:table-cell office:value-type="float" office:value="0.372924487261147">
                <text:p>0.372924487261147</text:p>
              </table:table-cell>
              <table:table-cell office:value-type="float" office:value="0.584163079248902">
                <text:p>0.584163079248902</text:p>
              </table:table-cell>
            </table:table-row>
            <table:table-row>
              <table:table-cell office:value-type="string">
                <text:p>3 gen</text:p>
              </table:table-cell>
              <table:table-cell office:value-type="float" office:value="0.398121512738853">
                <text:p>0.398121512738853</text:p>
              </table:table-cell>
              <table:table-cell office:value-type="float" office:value="0.595217882737405">
                <text:p>0.595217882737405</text:p>
              </table:table-cell>
            </table:table-row>
            <table:table-row>
              <table:table-cell office:value-type="string">
                <text:p>4 gen</text:p>
              </table:table-cell>
              <table:table-cell office:value-type="float" office:value="0.445607101910828">
                <text:p>0.445607101910828</text:p>
              </table:table-cell>
              <table:table-cell office:value-type="float" office:value="0.58904045195508">
                <text:p>0.58904045195508</text:p>
              </table:table-cell>
            </table:table-row>
            <table:table-row>
              <table:table-cell office:value-type="string">
                <text:p>10 gen</text:p>
              </table:table-cell>
              <table:table-cell office:value-type="float" office:value="0.662909050955414">
                <text:p>0.662909050955414</text:p>
              </table:table-cell>
              <table:table-cell office:value-type="float" office:value="0.601723067881545">
                <text:p>0.601723067881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